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0E2000000873424511BA09C6F3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Arial" svg:font-family="Arial"/>
    <style:font-face style:name="HGP創英角ｺﾞｼｯｸUB" svg:font-family="HGP創英角ｺﾞｼｯｸUB"/>
    <style:font-face style:name="HGP創英角ｺﾞｼｯｸUB1" svg:font-family="HGP創英角ｺﾞｼｯｸUB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ff0000" draw:stroke-linejoin="round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タイトルとコンテンツ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タイトルとコンテンツ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タイトルとコンテンツ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8cm" fo:padding-bottom="0.128cm" fo:padding-left="0.256cm" fo:padding-right="0.256cm" fo:wrap-option="wrap"/>
    </style:style>
    <style:style style:name="pr4" style:family="presentation" style:parent-style-name="タイトルとコンテンツ-backgroundobjects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.128cm" fo:padding-bottom="0.128cm" fo:padding-left="0.256cm" fo:padding-right="0.256cm" fo:wrap-option="wrap"/>
    </style:style>
    <style:style style:name="pr5" style:family="presentation" style:parent-style-name="タイトルとコンテンツ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8cm" fo:padding-bottom="0.128cm" fo:padding-left="0.256cm" fo:padding-right="0.256cm" fo:wrap-option="wrap"/>
    </style:style>
    <style:style style:name="co1" style:family="table-column">
      <style:table-column-properties style:column-width="3.567cm" style:use-optimal-column-width="false"/>
    </style:style>
    <style:style style:name="co2" style:family="table-column">
      <style:table-column-properties style:column-width="12.654cm" style:use-optimal-column-width="false"/>
    </style:style>
    <style:style style:name="co3" style:family="table-column">
      <style:table-column-properties style:column-width="4.097cm" style:use-optimal-column-width="false"/>
    </style:style>
    <style:style style:name="co4" style:family="table-column">
      <style:table-column-properties style:column-width="5.684cm" style:use-optimal-column-width="false"/>
    </style:style>
    <style:style style:name="co5" style:family="table-column">
      <style:table-column-properties style:column-width="2.712cm" style:use-optimal-column-width="false"/>
    </style:style>
    <style:style style:name="co6" style:family="table-column">
      <style:table-column-properties style:column-width="13.621cm" style:use-optimal-column-width="false"/>
    </style:style>
    <style:style style:name="co7" style:family="table-column">
      <style:table-column-properties style:column-width="4.134cm" style:use-optimal-column-width="false"/>
    </style:style>
    <style:style style:name="co8" style:family="table-column">
      <style:table-column-properties style:column-width="5.735cm" style:use-optimal-column-width="false"/>
    </style:style>
    <style:style style:name="ro1" style:family="table-row">
      <style:table-row-properties style:row-height="0.962cm"/>
    </style:style>
    <style:style style:name="ro2" style:family="table-row">
      <style:table-row-properties style:row-height="1.669cm"/>
    </style:style>
    <style:style style:name="ro3" style:family="table-row">
      <style:table-row-properties style:row-height="1.191cm"/>
    </style:style>
    <style:style style:name="ro4" style:family="table-row">
      <style:table-row-properties style:row-height="3.43cm"/>
    </style:style>
    <style:style style:name="ro5" style:family="table-row">
      <style:table-row-properties style:row-height="3.921cm"/>
    </style:style>
    <style:style style:name="ro6" style:family="table-row">
      <style:table-row-properties style:row-height="1.03cm"/>
    </style:style>
    <style:style style:name="ro7" style:family="table-row">
      <style:table-row-properties style:row-height="2.021cm"/>
    </style:style>
    <style:style style:name="ro8" style:family="table-row">
      <style:table-row-properties style:row-height="2.931cm"/>
    </style:style>
    <style:style style:name="ro9" style:family="table-row">
      <style:table-row-properties style:row-height="8.077cm"/>
    </style:style>
    <style:style style:name="ce1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0.48pt solid #000000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HGP創英角ｺﾞｼｯｸUB" fo:font-size="32pt" fo:letter-spacing="normal" fo:font-style="normal" style:text-underline-style="none" fo:font-weight="normal" style:font-name-asian="HGP創英角ｺﾞｼｯｸUB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HGP創英角ｺﾞｼｯｸUB" fo:font-size="10pt" fo:letter-spacing="normal" fo:font-style="normal" style:text-underline-style="none" fo:font-weight="normal" style:font-name-asian="HGP創英角ｺﾞｼｯｸUB1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GP創英角ｺﾞｼｯｸUB" fo:font-size="20pt" fo:letter-spacing="normal" fo:font-style="normal" style:text-underline-style="none" fo:font-weight="normal" style:font-name-asian="HGP創英角ｺﾞｼｯｸUB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30% 58%" style:font-name="HGP創英角ｺﾞｼｯｸUB" fo:font-size="20pt" fo:letter-spacing="normal" fo:font-style="normal" style:text-underline-style="none" fo:font-weight="normal" style:font-name-asian="HGP創英角ｺﾞｼｯｸUB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HGP創英角ｺﾞｼｯｸUB" fo:font-size="18pt" fo:letter-spacing="normal" fo:font-style="normal" style:text-underline-style="none" fo:font-weight="normal" style:font-name-asian="HGP創英角ｺﾞｼｯｸUB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HGP創英角ｺﾞｼｯｸUB" fo:font-size="16pt" fo:letter-spacing="normal" fo:font-style="normal" style:text-underline-style="none" fo:font-weight="normal" style:font-name-asian="HGP創英角ｺﾞｼｯｸUB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ＭＳ Ｐゴシック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HGP創英角ｺﾞｼｯｸUB" fo:font-size="14pt" fo:letter-spacing="normal" fo:font-style="normal" style:text-underline-style="none" fo:font-weight="normal" style:font-name-asian="HGP創英角ｺﾞｼｯｸUB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48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48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SS Compliance –-Training &amp; Enlightening--" draw:style-name="dp1" draw:master-page-name="タイトルとコンテンツ" presentation:presentation-page-layout-name="AL1T11">
        <draw:frame draw:name="タイトル 1" presentation:style-name="pr1" draw:text-style-name="P2" draw:layer="layout" svg:width="24.764cm" svg:height="1.723cm" svg:x="2.157cm" svg:y="0cm" presentation:class="title" presentation:user-transformed="true">
          <draw:text-box>
            <text:p text:style-name="P1"><text:span text:style-name="T1">OSS Compliance –-Training &amp; Enlightening--</text:span></text:p>
          </draw:text-box>
        </draw:frame>
        <draw:frame draw:name="スライド番号プレースホルダー 3" presentation:style-name="pr2" draw:text-style-name="P4" draw:layer="layout" svg:width="1.547cm" svg:height="0.669cm" svg:x="25.779cm" svg:y="1.107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表 4" draw:style-name="standard" draw:layer="layout" svg:width="26.001cm" svg:height="12.841cm" svg:x="0.757cm" svg:y="1.92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p text:style-name="P5"><text:span text:style-name="T3">Company</text:span></text:p>
              </table:table-cell>
              <table:table-cell table:style-name="ce1" table:number-columns-spanned="3">
                <text:p text:style-name="P5"><text:span text:style-name="T3">TOYOTA MOTOR CORPORATION</text:span></text:p>
              </table:table-cell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5"><text:span text:style-name="T3">Presenter</text:span></text:p>
              </table:table-cell>
              <table:table-cell>
                <text:p text:style-name="P5"><text:span text:style-name="T3">Hiroki Takemi</text:span></text:p>
              </table:table-cell>
              <table:table-cell>
                <text:p text:style-name="P5"><text:span text:style-name="T3">date</text:span></text:p>
              </table:table-cell>
              <table:table-cell>
                <text:p text:style-name="P5"><text:span text:style-name="T3">June 5</text:span><text:span text:style-name="T4">th</text:span><text:span text:style-name="T3">, 2018</text:span></text:p>
              </table:table-cell>
            </table:table-row>
            <table:table-row table:style-name="ro3">
              <table:table-cell table:style-name="ce1" table:number-columns-spanned="4"/>
              <table:covered-table-cell/>
              <table:covered-table-cell/>
              <table:covered-table-cell/>
            </table:table-row>
            <table:table-row table:style-name="ro4">
              <table:table-cell table:style-name="ce1">
                <text:p text:style-name="P6"><text:span text:style-name="T3">Items</text:span></text:p>
              </table:table-cell>
              <table:table-cell table:style-name="ce1" table:number-columns-spanned="3">
                <text:list text:style-name="L4">
                  <text:list-item>
                    <text:p text:style-name="P5"><text:span text:style-name="T5">Published the OSS Manuals (both beginner and intermediate ver. ) to employees via intranet. Some of them were shared with overseas R&amp;D bases.</text:span></text:p>
                  </text:list-item>
                  <text:list-item>
                    <text:p text:style-name="P5"><text:span text:style-name="T5">Developing e-training of Software copyright and OSS due to the expansion of the use of OSS.</text:span></text:p>
                  </text:list-item>
                </text:list>
              </table:table-cell>
              <table:covered-table-cell/>
              <table:covered-table-cell/>
            </table:table-row>
            <table:table-row table:style-name="ro5">
              <table:table-cell table:style-name="ce1">
                <text:p text:style-name="P6"><text:span text:style-name="T3">Issues</text:span></text:p>
              </table:table-cell>
              <table:table-cell table:style-name="ce1" table:number-columns-spanned="3">
                <text:list text:continue-numbering="true" text:style-name="L4">
                  <text:list-item>
                    <text:p text:style-name="P5"><text:span text:style-name="T5">Considering training materials(What kind of training is appropriate for each div.?)</text:span></text:p>
                  </text:list-item>
                </text:list>
                <text:p text:style-name="P7"><text:span text:style-name="T5">・ </text:span><text:span text:style-name="T5">No official policy for OSS compliance which should be incorporated in the materials.</text:span></text:p>
                <text:p text:style-name="P7"><text:span text:style-name="T6"># How do you provide training <text:s/>in your company where you don’t <text:s/>have sufficient system or policy. </text:span></text:p>
              </table:table-cell>
              <table:covered-table-cell/>
              <table:covered-table-cell/>
            </table:table-row>
            <table:table-row table:style-name="ro2">
              <table:table-cell table:style-name="ce1">
                <text:p text:style-name="P6"><text:span text:style-name="T3">What we explain</text:span></text:p>
              </table:table-cell>
              <table:table-cell table:style-name="ce1" table:number-columns-spanned="3">
                <text:list text:style-name="L6">
                  <text:list-item>
                    <text:p text:style-name="P5"><text:span text:style-name="T6">OSS compliance risk such as reputation risk in OSS communities</text:span></text:p>
                  </text:list-item>
                </text:list>
              </table:table-cell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スライド イメージ プレースホルダー 1" draw:style-name="gr1" draw:layer="layout" svg:width="14.935cm" svg:height="10.34cm" svg:x="1.98cm" svg:y="2.068cm" draw:page-number="1" presentation:class="page"/>
          <draw:frame draw:name="ノート プレースホルダー 2" presentation:style-name="pr3" draw:text-style-name="P8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スライド番号プレースホルダー 3" presentation:style-name="pr4" draw:text-style-name="P9" draw:layer="layout" svg:width="8.179cm" svg:height="1.379cm" svg:x="10.698cm" svg:y="26.189cm" presentation:class="page-number" presentation:user-transformed="true">
            <draw:text-box>
              <text:p text:style-name="P3"><text:span text:style-name="T7"><text:page-number>&lt;number&gt;</text:page-number></text:span></text:p>
            </draw:text-box>
          </draw:frame>
        </presentation:notes>
      </draw:page>
      <draw:page draw:name="OSSコンプライアンス ～教育・啓発～" draw:style-name="dp1" draw:master-page-name="タイトルとコンテンツ" presentation:presentation-page-layout-name="AL1T11">
        <draw:frame draw:name="タイトル 1" presentation:style-name="pr1" draw:text-style-name="P2" draw:layer="layout" svg:width="24.764cm" svg:height="1.723cm" svg:x="1.557cm" svg:y="0cm" presentation:class="title" presentation:user-transformed="true">
          <draw:text-box>
            <text:p text:style-name="P1"><text:span text:style-name="T1">OSS</text:span><text:span text:style-name="T1">コンプライアンス ～教育・啓発～</text:span></text:p>
          </draw:text-box>
        </draw:frame>
        <draw:frame draw:name="スライド番号プレースホルダー 3" presentation:style-name="pr2" draw:text-style-name="P4" draw:layer="layout" svg:width="1.547cm" svg:height="0.669cm" svg:x="25.779cm" svg:y="1.107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表 4" draw:style-name="standard" draw:layer="layout" svg:width="26.201cm" svg:height="16.279cm" svg:x="0.757cm" svg:y="2.245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row table:style-name="ro6" table:default-cell-style-name="ce1">
              <table:table-cell>
                <text:p text:style-name="P5"><text:span text:style-name="T3">会社名</text:span></text:p>
              </table:table-cell>
              <table:table-cell>
                <text:p text:style-name="P5"><text:span text:style-name="T3">トヨタ自動車株式会社</text:span></text:p>
              </table:table-cell>
              <table:table-cell>
                <text:p text:style-name="P5"><text:span text:style-name="T3">Wiki</text:span><text:span text:style-name="T3">掲載</text:span></text:p>
              </table:table-cell>
              <table:table-cell>
                <text:p text:style-name="P5"><text:span text:style-name="T3"><text:s text:c="4"/></text:span><text:span text:style-name="T3">OK <text:s/>/ NG</text:span></text:p>
              </table:table-cell>
            </table:table-row>
            <table:table-row table:style-name="ro6" table:default-cell-style-name="ce1">
              <table:table-cell>
                <text:p text:style-name="P5"><text:span text:style-name="T3">記載者</text:span></text:p>
              </table:table-cell>
              <table:table-cell>
                <text:p text:style-name="P5"><text:span text:style-name="T3">竹見 宏樹、松本　茂樹</text:span></text:p>
              </table:table-cell>
              <table:table-cell>
                <text:p text:style-name="P5"><text:span text:style-name="T3">記載日</text:span></text:p>
              </table:table-cell>
              <table:table-cell>
                <text:p text:style-name="P5"><text:span text:style-name="T3">2018/6/5</text:span></text:p>
              </table:table-cell>
            </table:table-row>
            <table:table-row table:style-name="ro3">
              <table:table-cell table:style-name="ce1" table:number-columns-spanned="4"/>
              <table:covered-table-cell/>
              <table:covered-table-cell/>
              <table:covered-table-cell/>
            </table:table-row>
            <table:table-row table:style-name="ro7">
              <table:table-cell table:style-name="ce1">
                <text:p text:style-name="P6"><text:span text:style-name="T3">実施</text:span></text:p>
                <text:p text:style-name="P6"><text:span text:style-name="T3">事項</text:span></text:p>
              </table:table-cell>
              <table:table-cell table:style-name="ce1" table:number-columns-spanned="3">
                <text:list text:style-name="L4">
                  <text:list-item>
                    <text:p text:style-name="P5"><text:span text:style-name="T5">社内イントラネットにてマニュアル（入門編・実門編）を展開　</text:span><text:span text:style-name="T8">※一部の海外</text:span><text:span text:style-name="T8">R&amp;D</text:span><text:span text:style-name="T8">へ展開済</text:span></text:p>
                  </text:list-item>
                  <text:list-item>
                    <text:p text:style-name="P5"><text:span text:style-name="T5">OSS</text:span><text:span text:style-name="T5">利用拡大を受けて</text:span><text:span text:style-name="T5">SW</text:span><text:span text:style-name="T5">著作権</text:span><text:span text:style-name="T5">/OSS</text:span><text:span text:style-name="T5">の全社教育を構築中</text:span></text:p>
                  </text:list-item>
                </text:list>
              </table:table-cell>
              <table:covered-table-cell/>
              <table:covered-table-cell/>
            </table:table-row>
            <table:table-row table:style-name="ro8">
              <table:table-cell table:style-name="ce1">
                <text:p text:style-name="P6"><text:span text:style-name="T3">課題</text:span></text:p>
                <text:p text:style-name="P6"><text:span text:style-name="T3">など</text:span></text:p>
              </table:table-cell>
              <table:table-cell table:style-name="ce1" table:number-columns-spanned="3">
                <text:list text:continue-numbering="true" text:style-name="L4">
                  <text:list-item>
                    <text:p text:style-name="P5"><text:span text:style-name="T5">OSS</text:span><text:span text:style-name="T5">社内教育のコンテンツ精査（どの部門に、どの程度のレベルを求めるか）</text:span></text:p>
                  </text:list-item>
                </text:list>
                <text:p text:style-name="P7"><text:span text:style-name="T5">・ 啓発の根拠となる経典的なものがない。</text:span></text:p>
                <text:p text:style-name="P7"><text:span text:style-name="T6">※</text:span><text:span text:style-name="T6">社内の仕組み（</text:span><text:span text:style-name="T6">SW</text:span><text:span text:style-name="T6">管理、画一的なポリシーなど）が不足する中で皆さんはどのように教育・啓発していますか？また、どの程度のポリシーを作っていますか？</text:span></text:p>
              </table:table-cell>
              <table:covered-table-cell/>
              <table:covered-table-cell/>
            </table:table-row>
            <table:table-row table:style-name="ro9">
              <table:table-cell table:style-name="ce1">
                <text:p text:style-name="P6"><text:span text:style-name="T3">こんな感じで話すことがあります</text:span></text:p>
              </table:table-cell>
              <table:table-cell table:style-name="ce1" table:number-columns-spanned="3">
                <text:list text:style-name="L6">
                  <text:list-item>
                    <text:p text:style-name="P5"><text:span text:style-name="T6">コミュニティにおけるレピュテーションリスクなど、</text:span><text:span text:style-name="T6">OSS</text:span><text:span text:style-name="T6">特有のコンプライアンスリスクの話をします。</text:span></text:p>
                  </text:list-item>
                </text:list>
              </table:table-cell>
              <table:covered-table-cell/>
              <table:covered-table-cell/>
            </table:table-row>
          </table:table>
          <draw:image xlink:href="Pictures/TablePreview2.svm" xlink:type="simple" xlink:show="embed" xlink:actuate="onLoad"/>
        </draw:frame>
        <draw:custom-shape draw:name="角丸四角形 7" draw:style-name="gr2" draw:text-style-name="P10" draw:layer="layout" svg:width="1.399cm" svg:height="0.86cm" svg:x="22.159cm" svg:y="2.324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スライド イメージ プレースホルダー 1" draw:style-name="gr1" draw:layer="layout" svg:width="14.935cm" svg:height="10.34cm" svg:x="1.98cm" svg:y="2.068cm" draw:page-number="2" presentation:class="page"/>
          <draw:frame draw:name="ノート プレースホルダー 2" presentation:style-name="pr5" draw:text-style-name="P8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スライド番号プレースホルダー 3" presentation:style-name="pr4" draw:text-style-name="P9" draw:layer="layout" svg:width="8.179cm" svg:height="1.379cm" svg:x="10.698cm" svg:y="26.189cm" presentation:class="page-number" presentation:user-transformed="true">
            <draw:text-box>
              <text:p text:style-name="P3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Arial" svg:font-family="Arial"/>
    <style:font-face style:name="HGP創英角ｺﾞｼｯｸUB" svg:font-family="HGP創英角ｺﾞｼｯｸUB"/>
    <style:font-face style:name="HGP創英角ｺﾞｼｯｸUB1" svg:font-family="HGP創英角ｺﾞｼｯｸUB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タイトルとコンテンツ-background" style:family="presentation">
      <style:graphic-properties draw:stroke="none" draw:fill="solid" draw:fill-color="#ffffff"/>
      <style:text-properties style:letter-kerning="true"/>
    </style:style>
    <style:style style:name="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コンテンツ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1" style:family="presentation">
      <style:graphic-properties draw:stroke="none" draw:fill="none" draw:auto-grow-height="false" draw:fit-to-size="shrink-to-fit" style:shrink-to-fit="true">
        <text:list-style style:name="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HGP創英角ｺﾞｼｯｸUB" fo:font-family="HGP創英角ｺﾞｼｯｸUB" fo:font-size="32pt" fo:letter-spacing="normal" fo:language="ja" fo:country="JP" fo:font-style="normal" fo:text-shadow="none" style:text-underline-style="none" fo:font-weight="normal" style:letter-kerning="true" fo:background-color="transparent" style:font-name-asian="HGP創英角ｺﾞｼｯｸUB" style:font-family-asian="HGP創英角ｺﾞｼｯｸUB" style:font-size-asian="32pt" style:language-asian="ja" style:country-asian="JP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2" style:family="presentation" style:parent-style-name="タイトルとコンテンツ-outline1">
      <style:paragraph-properties fo:margin-top="0.4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HGP創英角ｺﾞｼｯｸUB" fo:font-family="HGP創英角ｺﾞｼｯｸUB" fo:font-size="24pt" fo:letter-spacing="normal" fo:font-style="normal" style:text-underline-style="none" fo:font-weight="normal" style:font-name-asian="HGP創英角ｺﾞｼｯｸUB" style:font-family-asian="HGP創英角ｺﾞｼｯｸUB" style:font-size-asian="24pt" style:font-style-asian="normal" style:font-weight-asian="normal" style:font-size-complex="24pt" style:font-style-complex="normal" style:font-weight-complex="normal"/>
    </style:style>
    <style:style style:name="タイトルとコンテンツ-outline3" style:family="presentation" style:parent-style-name="タイトルとコンテンツ-outline2">
      <style:paragraph-properties fo:margin-top="0.3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HGP創英角ｺﾞｼｯｸUB" fo:font-family="HGP創英角ｺﾞｼｯｸUB" fo:font-size="20pt" fo:letter-spacing="normal" fo:font-style="normal" style:text-underline-style="none" fo:font-weight="normal" style:font-name-asian="HGP創英角ｺﾞｼｯｸUB" style:font-family-asian="HGP創英角ｺﾞｼｯｸUB" style:font-size-asian="20pt" style:font-style-asian="normal" style:font-weight-asian="normal" style:font-size-complex="20pt" style:font-style-complex="normal" style:font-weight-complex="normal"/>
    </style:style>
    <style:style style:name="タイトルとコンテンツ-outline4" style:family="presentation" style:parent-style-name="タイトルとコンテンツ-outline3">
      <style:paragraph-properties fo:margin-top="0.2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HGP創英角ｺﾞｼｯｸUB" fo:font-family="HGP創英角ｺﾞｼｯｸUB" fo:font-size="20pt" fo:letter-spacing="normal" fo:font-style="normal" style:text-underline-style="none" fo:font-weight="normal" style:font-name-asian="HGP創英角ｺﾞｼｯｸUB" style:font-family-asian="HGP創英角ｺﾞｼｯｸUB" style:font-size-asian="20pt" style:font-style-asian="normal" style:font-weight-asian="normal" style:font-size-complex="20pt" style:font-style-complex="normal" style:font-weight-complex="normal"/>
    </style:style>
    <style:style style:name="タイトルとコンテンツ-outline5" style:family="presentation" style:parent-style-name="タイトルとコンテンツ-outline4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6" style:family="presentation" style:parent-style-name="タイトルとコンテンツ-outline5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7" style:family="presentation" style:parent-style-name="タイトルとコンテンツ-outline6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8" style:family="presentation" style:parent-style-name="タイトルとコンテンツ-outline7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9" style:family="presentation" style:parent-style-name="タイトルとコンテンツ-outline8">
      <style:paragraph-properties fo:margin-top="0.1cm" fo:margin-bottom="0cm"/>
      <style:text-properties fo:font-size="20pt" style:font-size-asian="20pt" style:font-size-complex="20pt"/>
    </style:style>
    <style:style style:name="タイトルとコンテンツ-subtitle" style:family="presentation">
      <style:graphic-properties draw:stroke="none" draw:fill="none" draw:textarea-vertical-align="middle">
        <text:list-style style:name="タイトルと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コンテンツ-title" style:family="presentation">
      <style:graphic-properties draw:stroke="none" draw:fill="none" draw:textarea-vertical-align="middle">
        <text:list-style style:name="タイトルと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 Black" fo:font-family="'Arial Black'" style:font-family-generic="swiss" style:font-pitch="variable" fo:font-size="36pt" fo:letter-spacing="normal" fo:language="ja" fo:country="JP" fo:font-style="normal" fo:text-shadow="none" style:text-underline-style="none" fo:font-weight="normal" style:letter-kerning="true" fo:background-color="transparent" style:font-name-asian="HGP創英角ｺﾞｼｯｸUB1" style:font-family-asian="HGP創英角ｺﾞｼｯｸUB" style:font-family-generic-asian="modern" style:font-pitch-asian="variable" style:font-size-asian="36pt" style:language-asian="ja" style:country-asian="JP" style:font-style-asian="normal" style:font-weight-asian="normal" style:font-name-complex="Lucida Sans" style:font-family-complex="'Lucida Sans'" style:font-family-generic-complex="system" style:font-pitch-complex="variable" style:font-size-complex="36pt" style:language-complex="ja" style:country-complex="JP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333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タイトルとコンテンツ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タイトルとコンテンツ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タイトルとコンテンツ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タイトルとコンテンツ-backgroundobjects">
      <style:graphic-properties draw:stroke="none" draw:fill="none" draw:fill-color="#ffffff" draw:auto-grow-height="false" fo:min-height="1.485cm"/>
    </style:style>
    <style:style style:name="Mpr5" style:family="presentation" style:parent-style-name="タイトルとコンテンツ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33399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 style:writing-mode="lr-tb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writing-mode="lr-tb"/>
      <style:text-properties fo:font-size="32pt"/>
    </style:style>
    <style:style style:name="MP10" style:family="paragraph">
      <style:paragraph-properties fo:margin-left="0cm" fo:margin-right="0cm" fo:margin-top="0.198cm" fo:margin-bottom="0cm" fo:line-height="100%" fo:text-align="start" fo:text-indent="0cm" style:writing-mode="lr-tb"/>
      <style:text-properties fo:font-size="32pt"/>
    </style:style>
    <style:style style:name="MP11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32pt"/>
    </style:style>
    <style:style style:name="MP12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32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5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HGP創英角ｺﾞｼｯｸUB" fo:font-size="36pt" fo:letter-spacing="normal" fo:font-style="normal" style:text-underline-style="none" fo:font-weight="normal" style:font-name-asian="HGP創英角ｺﾞｼｯｸUB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HGP創英角ｺﾞｼｯｸUB" fo:font-size="32pt" fo:letter-spacing="normal" fo:font-style="normal" style:text-underline-style="none" fo:font-weight="normal" style:font-name-asian="HGP創英角ｺﾞｼｯｸUB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HGP創英角ｺﾞｼｯｸUB" fo:font-size="28pt" fo:letter-spacing="normal" fo:font-style="normal" style:text-underline-style="none" fo:font-weight="normal" style:font-name-asian="HGP創英角ｺﾞｼｯｸUB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HGP創英角ｺﾞｼｯｸUB" fo:font-size="24pt" fo:letter-spacing="normal" fo:font-style="normal" style:text-underline-style="none" fo:font-weight="normal" style:font-name-asian="HGP創英角ｺﾞｼｯｸUB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HGP創英角ｺﾞｼｯｸUB" fo:font-size="20pt" fo:letter-spacing="normal" fo:font-style="normal" style:text-underline-style="none" fo:font-weight="normal" style:font-name-asian="HGP創英角ｺﾞｼｯｸUB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HGP創英角ｺﾞｼｯｸUB" fo:font-size="10pt" fo:letter-spacing="normal" fo:font-style="normal" style:text-underline-style="none" fo:font-weight="normal" style:font-name-asian="HGP創英角ｺﾞｼｯｸUB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タイトルとコンテンツ" style:page-layout-name="PM1" draw:style-name="Mdp1">
      <draw:custom-shape draw:name="Rectangle 7" draw:style-name="Mgr3" draw:text-style-name="MP5" draw:layer="backgroundobjects" svg:width="27.516cm" svg:height="1.82cm" svg:x="0cm" svg:y="-0.03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図 7" draw:style-name="Mgr4" draw:text-style-name="MP6" draw:layer="backgroundobjects" svg:width="2.599cm" svg:height="1.554cm" svg:x="0.157cm" svg:y="0.124cm">
        <draw:image xlink:href="Pictures/10000201000000E2000000873424511BA09C6F3E.png" xlink:type="simple" xlink:show="embed" xlink:actuate="onLoad">
          <text:p/>
        </draw:image>
      </draw:frame>
      <draw:frame draw:name="タイトル 1" presentation:style-name="Mpr1" draw:text-style-name="MP8" draw:layer="backgroundobjects" svg:width="24.764cm" svg:height="1.723cm" svg:x="1.411cm" svg:y="0cm" presentation:class="title" presentation:user-transformed="true">
        <draw:text-box>
          <text:p text:style-name="MP7"><text:span text:style-name="MT1">マスター タイトルの書式設定</text:span></text:p>
        </draw:text-box>
      </draw:frame>
      <draw:frame draw:name="コンテンツ プレースホルダー 2" presentation:style-name="Mpr2" draw:text-style-name="MP13" draw:layer="backgroundobjects" svg:width="24.764cm" svg:height="14.291cm" svg:x="1.376cm" svg:y="2.725cm" presentation:class="outline" presentation:user-transformed="true">
        <draw:text-box>
          <text:list text:style-name="ML3">
            <text:list-item>
              <text:p text:style-name="MP9"><text:span text:style-name="MT2">マスター テキストの書式設定</text:span></text:p>
            </text:list-item>
          </text:list>
          <text:list text:style-name="ML4">
            <text:list-item>
              <text:list>
                <text:list-item>
                  <text:p text:style-name="MP10"><text:span text:style-name="MT3">第 </text:span><text:span text:style-name="MT3">2 </text:span><text:span text:style-name="MT3">レベル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1"><text:span text:style-name="MT4">第 </text:span><text:span text:style-name="MT4">3 </text:span><text:span text:style-name="MT4">レベル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5">第 </text:span><text:span text:style-name="MT5">4 </text:span><text:span text:style-name="MT5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5">第 </text:span><text:span text:style-name="MT5">5 </text:span><text:span text:style-name="MT5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ー 3" presentation:style-name="Mpr3" draw:text-style-name="MP14" draw:layer="backgroundobjects" svg:width="6.42cm" svg:height="1.322cm" svg:x="1.376cm" svg:y="17.348cm" presentation:class="date-time" presentation:user-transformed="true">
        <draw:text-box>
          <text:p/>
        </draw:text-box>
      </draw:frame>
      <draw:frame draw:name="フッター プレースホルダー 4" presentation:style-name="Mpr3" draw:text-style-name="MP14" draw:layer="backgroundobjects" svg:width="8.713cm" svg:height="1.322cm" svg:x="9.402cm" svg:y="17.348cm" presentation:class="footer" presentation:user-transformed="true">
        <draw:text-box>
          <text:p/>
        </draw:text-box>
      </draw:frame>
      <draw:frame draw:name="スライド番号プレースホルダー 5" presentation:style-name="Mpr3" draw:text-style-name="MP16" draw:layer="backgroundobjects" svg:width="1.547cm" svg:height="0.669cm" svg:x="25.779cm" svg:y="1.107cm" presentation:class="page-number" presentation:user-transformed="true">
        <draw:text-box>
          <text:p text:style-name="MP15"><text:span text:style-name="MT6"><text:page-number>&lt;number&gt;</text:page-number></text:span></text:p>
        </draw:text-box>
      </draw:frame>
      <presentation:notes style:page-layout-name="PM2">
        <draw:page-thumbnail presentation:style-name="タイトルとコンテンツ-title" draw:layer="backgroundobjects" svg:width="19.798cm" svg:height="11.136cm" svg:x="0.6cm" svg:y="2.257cm" presentation:class="page"/>
        <draw:frame presentation:style-name="タイトルと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スライド 1</dc:title>
    <meta:initial-creator>S.Kato</meta:initial-creator>
    <dc:creator>Shane Coughlan</dc:creator>
    <meta:editing-cycles>955</meta:editing-cycles>
    <meta:creation-date>2006-04-18T03:56:29</meta:creation-date>
    <dc:date>2018-09-26T03:14:04</dc:date>
    <meta:editing-duration>P13DT4H28M</meta:editing-duration>
    <meta:generator>LibreOffice/6.0.0.3$MacOSX_X86_64 LibreOffice_project/64a0f66915f38c6217de274f0aa8e15618924765</meta:generator>
    <meta:document-statistic meta:object-count="3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A4 Paper (210x297 m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